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office:value-type="string" calcext:value-type="string">
            <text:p>Remove infer_type. Return the infered type from compile_expr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ong Term" table:style-name="ta1">
        <table:table-column table:style-name="co1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3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0:59:33.806791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11T18:02:28.521757629</dc:date>
    <meta:editing-duration>P10DT5H53M19S</meta:editing-duration>
    <meta:editing-cycles>10</meta:editing-cycles>
    <meta:generator>LibreOffice/7.6.5.2$Linux_X86_64 LibreOffice_project/60$Build-2</meta:generator>
    <meta:document-statistic meta:table-count="4" meta:cell-count="14" meta:object-count="0"/>
  </office:meta>
</office:document-meta>
</file>